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3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0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9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0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6.35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04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8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0.7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color="#000000" loext:opacity="100%" style:font-name="CaeciliaLTStd55Roman1" fo:font-size="12pt" fo:font-weight="normal" style:font-size-asian="12pt" style:font-weight-asian="normal" style:font-name-complex="CaeciliaLTStd55Roman1" style:font-size-complex="12pt" style:font-weight-complex="normal"/>
    </style:style>
    <style:style style:name="T2" style:family="text">
      <style:text-properties fo:color="#00000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3" style:family="text">
      <style:text-properties fo:color="#231f2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4" style:family="text">
      <style:text-properties fo:color="#808285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5" style:family="text">
      <style:text-properties fo:color="#3e965c" loext:opacity="100%" style:font-name="CaeciliaLTStd55Roman1" fo:font-size="28pt" fo:font-weight="normal" style:font-size-asian="28pt" style:font-weight-asian="normal" style:font-name-complex="CaeciliaLTStd55Roman1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6">
        <draw:frame draw:style-name="gr1" draw:text-style-name="P2" draw:layer="layout" svg:width="7.533cm" svg:height="0.497cm" svg:x="2cm" svg:y="9.098cm">
          <draw:text-box>
            <text:p text:style-name="P1"><text:span text:style-name="T1">CONTENUS.............................…....2</text:span></text:p>
          </draw:text-box>
        </draw:frame>
        <draw:frame draw:style-name="gr2" draw:text-style-name="P2" draw:layer="layout" svg:width="7.487cm" svg:height="0.497cm" svg:x="2cm" svg:y="9.817cm">
          <draw:text-box>
            <text:p text:style-name="P1"><text:span text:style-name="T1">DONNEES PERSONNELLES...……...9</text:span></text:p>
          </draw:text-box>
        </draw:frame>
        <draw:frame draw:style-name="gr3" draw:text-style-name="P2" draw:layer="layout" svg:width="7.575cm" svg:height="0.497cm" svg:x="2cm" svg:y="10.537cm">
          <draw:text-box>
            <text:p text:style-name="P1"><text:span text:style-name="T1">E-COMMERCE.............………...…..18</text:span></text:p>
          </draw:text-box>
        </draw:frame>
        <draw:frame draw:style-name="gr4" draw:text-style-name="P2" draw:layer="layout" svg:width="7.643cm" svg:height="0.497cm" svg:x="2cm" svg:y="11.257cm">
          <draw:text-box>
            <text:p text:style-name="P1"><text:span text:style-name="T1">FORMULAIRES........................…...33</text:span></text:p>
          </draw:text-box>
        </draw:frame>
        <draw:frame draw:style-name="gr5" draw:text-style-name="P2" draw:layer="layout" svg:width="7.601cm" svg:height="0.497cm" svg:x="2cm" svg:y="11.976cm">
          <draw:text-box>
            <text:p text:style-name="P1"><text:span text:style-name="T1">IDENTIFICATION ET CONTACT......46</text:span></text:p>
          </draw:text-box>
        </draw:frame>
        <draw:frame draw:style-name="gr6" draw:text-style-name="P2" draw:layer="layout" svg:width="7.622cm" svg:height="0.497cm" svg:x="2cm" svg:y="12.696cm">
          <draw:text-box>
            <text:p text:style-name="P1"><text:span text:style-name="T1">IMAGES ET MEDIAS............……....54</text:span></text:p>
          </draw:text-box>
        </draw:frame>
        <draw:frame draw:style-name="gr7" draw:text-style-name="P2" draw:layer="layout" svg:width="7.571cm" svg:height="0.497cm" svg:x="2cm" svg:y="13.416cm">
          <draw:text-box>
            <text:p text:style-name="P1"><text:span text:style-name="T1">INTERNATIONALISATION..............61</text:span></text:p>
          </draw:text-box>
        </draw:frame>
        <draw:frame draw:style-name="gr8" draw:text-style-name="P2" draw:layer="layout" svg:width="7.597cm" svg:height="0.497cm" svg:x="2cm" svg:y="14.135cm">
          <draw:text-box>
            <text:p text:style-name="P1"><text:span text:style-name="T1">LIENS...................................….....65</text:span></text:p>
          </draw:text-box>
        </draw:frame>
        <draw:frame draw:style-name="gr9" draw:text-style-name="P2" draw:layer="layout" svg:width="7.559cm" svg:height="0.497cm" svg:x="2cm" svg:y="14.855cm">
          <draw:text-box>
            <text:p text:style-name="P1"><text:span text:style-name="T1">NAVIGATION...........................…..73</text:span></text:p>
          </draw:text-box>
        </draw:frame>
        <draw:frame draw:style-name="gr10" draw:text-style-name="P2" draw:layer="layout" svg:width="7.609cm" svg:height="0.497cm" svg:x="2cm" svg:y="15.575cm">
          <draw:text-box>
            <text:p text:style-name="P1"><text:span text:style-name="T1">NEWSLETTER..........................… <text:s/>83</text:span></text:p>
          </draw:text-box>
        </draw:frame>
        <draw:frame draw:style-name="gr8" draw:text-style-name="P2" draw:layer="layout" svg:width="7.597cm" svg:height="0.497cm" svg:x="2cm" svg:y="16.294cm">
          <draw:text-box>
            <text:p text:style-name="P1"><text:span text:style-name="T1">PRÉSENTATION........................….87</text:span></text:p>
          </draw:text-box>
        </draw:frame>
        <draw:frame draw:style-name="gr11" draw:text-style-name="P2" draw:layer="layout" svg:width="7.652cm" svg:height="0.497cm" svg:x="2cm" svg:y="17.014cm">
          <draw:text-box>
            <text:p text:style-name="P1"><text:span text:style-name="T1">SÉCURITÉ...............................…...95</text:span></text:p>
          </draw:text-box>
        </draw:frame>
        <draw:frame draw:style-name="gr12" draw:text-style-name="P2" draw:layer="layout" svg:width="7.618cm" svg:height="0.497cm" svg:x="2cm" svg:y="17.734cm">
          <draw:text-box>
            <text:p text:style-name="P1"><text:span text:style-name="T1">SERVEUR ET PERFORMANCES....105</text:span></text:p>
          </draw:text-box>
        </draw:frame>
        <draw:frame draw:style-name="gr13" draw:text-style-name="P2" draw:layer="layout" svg:width="7.686cm" svg:height="0.497cm" svg:x="2cm" svg:y="18.453cm">
          <draw:text-box>
            <text:p text:style-name="P1"><text:span text:style-name="T1">STRUCTURE ET CODE.................112</text:span></text:p>
          </draw:text-box>
        </draw:frame>
        <draw:frame draw:style-name="gr14" draw:text-style-name="P3" draw:layer="layout" svg:width="16.355cm" svg:height="0.331cm" svg:x="1.506cm" svg:y="23.992cm">
          <draw:text-box>
            <text:p text:style-name="P1"><text:span text:style-name="T2">5</text:span><text:span text:style-name="T3"> </text:span><text:span text:style-name="T4">// OPQUAST – MAÎTRISE DE LA QUALITÉ EN PROJET WEB – GUIDE DE CERTIFICATION – FR - V4.07 – 15 MARS 2021</text:span></text:p>
          </draw:text-box>
        </draw:frame>
        <draw:frame draw:style-name="gr15" draw:text-style-name="P3" draw:layer="layout" svg:width="8.045cm" svg:height="0.331cm" svg:x="1.506cm" svg:y="24.38cm">
          <draw:text-box>
            <text:p text:style-name="P1"><text:span text:style-name="T4">REPRODUCTION ET DIFFUSION STRICTEMENT INTERDITE</text:span></text:p>
          </draw:text-box>
        </draw:frame>
        <draw:frame draw:style-name="gr16" draw:text-style-name="P2" draw:layer="layout" svg:width="16.389cm" svg:height="0.497cm" svg:x="1.75cm" svg:y="5.953cm">
          <draw:text-box>
            <text:p text:style-name="P1"><text:span text:style-name="T1">II Règles d’assurance qualité............................................................................</text:span></text:p>
          </draw:text-box>
        </draw:frame>
        <draw:frame draw:style-name="gr17" draw:text-style-name="P4" draw:layer="layout" svg:width="10.734cm" svg:height="1.148cm" svg:x="4.007cm" svg:y="2.48cm">
          <draw:text-box>
            <text:p text:style-name="P1"><text:span text:style-name="T5">TABLE DES MATIÈR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5cm" fo:margin-right="1cm" fo:page-width="18.503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2" style:page-layout-name="PM0" draw:style-name="Mdp1"/>
    <style:master-page style:name="master-page149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56" style:page-layout-name="PM0" draw:style-name="Mdp1"/>
    <style:master-page style:name="master-page49" style:page-layout-name="PM0" draw:style-name="Mdp1"/>
    <style:master-page style:name="master-page3" style:page-layout-name="PM0" draw:style-name="Mdp1"/>
    <style:master-page style:name="master-page20" style:page-layout-name="PM0" draw:style-name="Mdp1"/>
    <style:master-page style:name="master-page65" style:page-layout-name="PM0" draw:style-name="Mdp1"/>
    <style:master-page style:name="master-page72" style:page-layout-name="PM0" draw:style-name="Mdp1"/>
    <style:master-page style:name="master-page75" style:page-layout-name="PM0" draw:style-name="Mdp1"/>
    <style:master-page style:name="master-page78" style:page-layout-name="PM0" draw:style-name="Mdp1"/>
    <style:master-page style:name="master-page81" style:page-layout-name="PM0" draw:style-name="Mdp1"/>
    <style:master-page style:name="master-page86" style:page-layout-name="PM0" draw:style-name="Mdp1"/>
    <style:master-page style:name="master-page95" style:page-layout-name="PM0" draw:style-name="Mdp1"/>
    <style:master-page style:name="master-page98" style:page-layout-name="PM0" draw:style-name="Mdp1"/>
    <style:master-page style:name="master-page101" style:page-layout-name="PM0" draw:style-name="Mdp1"/>
    <style:master-page style:name="master-page106" style:page-layout-name="PM0" draw:style-name="Mdp1"/>
    <style:master-page style:name="master-page113" style:page-layout-name="PM0" draw:style-name="Mdp1"/>
    <style:master-page style:name="master-page116" style:page-layout-name="PM0" draw:style-name="Mdp1"/>
    <style:master-page style:name="master-page119" style:page-layout-name="PM0" draw:style-name="Mdp1"/>
    <style:master-page style:name="master-page1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5T12:18:17.248488338</dc:date>
    <meta:editing-duration>PT34M15S</meta:editing-duration>
    <meta:editing-cycles>6</meta:editing-cycles>
    <meta:document-statistic meta:object-count="18"/>
  </office:meta>
</office:document-meta>
</file>